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ist_20_1"/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guide_de_developpement"/>C<text:bookmark-end text:name="guide_de_developpement"/>onstruire son module</text:h>
      <text:p text:style-name="Text_20_body">Voir livre "dynacase-man", chapitre "Format module webinst".</text:p>
      <text:p text:style-name="Text_20_body">Voir livre "dynacase-howto", chapitre "Construire son module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 fo:background-color="transparent">
        <style:background-image/>
      </style:paragraph-properties>
      <style:text-properties fo:language="fr" fo:country="F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fo:language="fr" fo:country="FR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Bitstream Vera Sans" fo:font-size="24pt" fo:font-weight="bold" style:font-name-asian="Bitstream Vera Sans2" style:font-size-asian="24pt" style:font-weight-asian="bold" style:font-name-complex="Bitstream Vera Sans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2" style:font-size-asian="18pt" style:font-weight-asian="bold" style:font-name-complex="Bitstream Vera Sans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size="14pt" fo:font-weight="bold" style:font-name-asian="Bitstream Vera Sans2" style:font-size-asian="14pt" style:font-weight-asian="bold" style:font-name-complex="Bitstream Vera Sans2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size="12pt" fo:font-weight="bold" style:font-name-asian="Bitstream Vera Sans2" style:font-size-asian="12pt" style:font-weight-asian="bold" style:font-name-complex="Bitstream Vera Sans2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Bitstream Vera Sans" fo:font-size="10pt" fo:font-weight="bold" style:font-name-asian="Bitstream Vera Sans2" style:font-size-asian="10pt" style:font-weight-asian="bold" style:font-name-complex="Bitstream Vera Sans2" style:font-size-complex="10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regexp4_5f_bash" style:display-name="regexp4_bash" style:family="text">
      <style:text-properties fo:color="#660033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ymbol0_5f_php" style:display-name="symbol0_php" style:family="text">
      <style:text-properties fo:font-style="normal" fo:font-weight="normal"/>
    </style:style>
    <style:style style:name="regexp0_5f_xml" style:display-name="regexp0_xml" style:family="text">
      <style:text-properties fo:color="#000066" fo:font-style="normal" fo:font-weight="normal"/>
    </style:style>
    <style:style style:name="string_5f_xml" style:display-name="string_xml" style:family="text">
      <style:text-properties fo:color="#ff0000" fo:font-style="normal" fo:font-weight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7122e39-92ed229-498d286-15e43b4-d70da21</meta:generator>
    <dc:date>2012-08-03T09:57:42</dc:date>
    <meta:editing-duration>PT2H58M11S</meta:editing-duration>
    <meta:editing-cycles>23</meta:editing-cycles>
    <meta:document-statistic meta:table-count="0" meta:image-count="0" meta:object-count="0" meta:page-count="1" meta:paragraph-count="3" meta:word-count="17" meta:character-count="143" meta:non-whitespace-character-count="129"/>
  </office:meta>
</office:document-meta>
</file>